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ROTEINA REAL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DAN ARMENGOL PONCE AGUIRR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8202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ENITES ZAVALETA, OSCAR ROMAR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82873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9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9:33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